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iff" manifest:media-type="image/tiff"/>
  <manifest:file-entry manifest:full-path="media/image2.jpe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/>
    </style:style>
    <style:style style:family="paragraph" style:name="a381">
      <style:paragraph-properties fo:text-align="center"/>
    </style:style>
    <style:style style:family="table-cell" style:name="a383">
      <style:table-cell-properties style:vertical-align="top" fo:border-top="0.01389in solid #000000" fo:padding-top="0.05in" fo:padding-bottom="0.05in" fo:padding-left="0.1in" fo:padding-right="0.1in"/>
      <style:paragraph-properties style:writing-mode="lr-tb"/>
    </style:style>
    <style:style style:family="table-row" style:name="a384">
      <style:table-row-properties style:row-height="0.01in"/>
    </style:style>
    <style:style style:family="text" style:name="a385">
      <style:text-properties fo:font-size="0.15278in" style:font-size-asian="0.15278in" style:font-size-complex="0.15278in" fo:language="de" fo:country="DE"/>
    </style:style>
    <style:style style:family="text" style:name="a386">
      <style:text-properties style:text-position="0% 100%" fo:font-size="0.15278in" style:font-size-asian="0.15278in" style:font-size-complex="0.15278in" fo:language="de" fo:country="DE"/>
    </style:style>
    <style:style style:family="text" style:name="a387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/>
    </style:style>
    <style:style style:family="paragraph" style:name="a388">
      <style:paragraph-properties/>
    </style:style>
    <style:style style:family="graphic" style:name="a43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3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1">
      <style:text-properties fo:font-size="0.15278in" style:font-size-asian="0.15278in" style:font-size-complex="0.15278in" fo:language="de" fo:country="DE"/>
    </style:style>
    <style:style style:family="text" style:name="a392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/>
    </style:style>
    <style:style style:family="paragraph" style:name="a393">
      <style:paragraph-properties fo:text-align="center"/>
    </style:style>
    <style:style style:family="table-cell" style:name="a3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96">
      <style:table-row-properties style:row-height="0.01in"/>
    </style:style>
    <style:style style:family="text" style:name="a397">
      <style:text-properties fo:font-size="0.15278in" style:font-size-asian="0.15278in" style:font-size-complex="0.15278in" fo:language="de" fo:country="D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6" style:parent-style-name="Graphics">
      <style:graphic-properties draw:fill="none" fo:clip="rect(0.20274in, 0.25684in, 0.22516in, 0.33171in)" draw:stroke="none"/>
    </style:style>
    <style:style style:family="graphic" style:name="a347" style:parent-style-name="Graphics">
      <style:graphic-properties draw:fill="none" fo:clip="rect(1.46349in, 0in, 0in, 0in)" draw:stroke="none"/>
    </style:style>
    <style:style style:family="graphic" style:name="a34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358">
      <style:table-properties style:writing-mode="lr-tb"/>
    </style:style>
    <style:style style:family="table-cell" style:name="a401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table-column" style:name="a359">
      <style:table-column-properties style:column-width="0.93868in"/>
    </style:style>
    <style:style style:family="text" style:name="a402">
      <style:text-properties fo:font-size="0.15278in" style:font-size-asian="0.15278in" style:font-size-complex="0.15278in" fo:language="de" fo:country="D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text-align="center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06">
      <style:table-cell-properties style:vertical-align="top" fo:border-bottom="0.02083in solid #000000" fo:padding-top="0.05in" fo:padding-bottom="0.05in" fo:padding-left="0.1in" fo:padding-right="0.1in"/>
      <style:paragraph-properties style:writing-mode="lr-tb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407">
      <style:table-row-properties style:row-height="0.01in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size="0.15278in" style:font-size-asian="0.15278in" style:font-size-complex="0.15278in" fo:language="de" fo:country="D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size="0.15278in" style:font-size-asian="0.15278in" style:font-size-complex="0.15278in" fo:language="de" fo:country="D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360">
      <style:table-column-properties style:column-width="1.41732in"/>
    </style:style>
    <style:style style:family="table-row" style:name="a361">
      <style:table-row-properties style:row-height="0.01in"/>
    </style:style>
    <style:style style:family="text" style:name="a362">
      <style:text-properties fo:font-size="0.15278in" style:font-size-asian="0.15278in" style:font-size-complex="0.15278in" fo:language="de" fo:country="DE" fo:font-weight="bold" style:font-weight-asian="bold" style:font-weight-complex="bold"/>
    </style:style>
    <style:style style:family="text" style:name="a363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 fo:font-weight="bold" style:font-weight-asian="bold" style:font-weight-complex="bold"/>
    </style:style>
    <style:style style:family="paragraph" style:name="a364">
      <style:paragraph-properties/>
    </style:style>
    <style:style style:family="table-cell" style:name="a366">
      <style:table-cell-properties style:vertical-align="top" fo:border-top="0.02083in solid #000000" fo:border-bottom="0.01389in solid #000000" fo:padding-top="0.05in" fo:padding-bottom="0.05in" fo:padding-left="0.1in" fo:padding-right="0.1in"/>
      <style:paragraph-properties style:writing-mode="lr-tb"/>
    </style:style>
    <style:style style:family="text" style:name="a367">
      <style:text-properties fo:font-size="0.15278in" style:font-size-asian="0.15278in" style:font-size-complex="0.15278in" fo:language="de" fo:country="DE" fo:font-weight="bold" style:font-weight-asian="bold" style:font-weight-complex="bold"/>
    </style:style>
    <style:style style:family="text" style:name="a410">
      <style:text-properties fo:font-size="0.15278in" style:font-size-asian="0.15278in" style:font-size-complex="0.15278in" fo:language="de" fo:country="DE"/>
    </style:style>
    <style:style style:family="text" style:name="a368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 fo:font-weight="bold" style:font-weight-asian="bold" style:font-weight-complex="bold"/>
    </style:style>
    <style:style style:family="text" style:name="a411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/>
    </style:style>
    <style:style style:family="paragraph" style:name="a369">
      <style:paragraph-properties fo:text-align="center"/>
    </style:style>
    <style:style style:family="paragraph" style:name="a412">
      <style:paragraph-properties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414">
      <style:table-cell-properties style:vertical-align="top" fo:border-top="0.02083in solid #000000" fo:padding-top="0.05in" fo:padding-bottom="0.05in" fo:padding-left="0.1in" fo:padding-right="0.1in"/>
      <style:paragraph-properties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71">
      <style:table-cell-properties style:vertical-align="top" fo:border-top="0.02083in solid #000000" fo:border-bottom="0.01389in solid #000000" fo:padding-top="0.05in" fo:padding-bottom="0.05in" fo:padding-left="0.1in" fo:padding-right="0.1in"/>
      <style:paragraph-properties style:writing-mode="lr-tb"/>
    </style:style>
    <style:style style:family="table-row" style:name="a372">
      <style:table-row-properties style:row-height="0.01in"/>
    </style:style>
    <style:style style:family="text" style:name="a373">
      <style:text-properties fo:font-size="0.15278in" style:font-size-asian="0.15278in" style:font-size-complex="0.15278in" fo:language="de" fo:country="DE"/>
    </style:style>
    <style:style style:family="text" style:name="a374">
      <style:text-properties fo:font-size="0.15278in" style:font-size-asian="0.15278in" style:font-size-complex="0.15278in" fo:language="de" fo:country="DE"/>
    </style:style>
    <style:style style:family="text" style:name="a375">
      <style:text-properties fo:color="#000000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anguage="de" fo:country="DE"/>
    </style:style>
    <style:style style:family="paragraph" style:name="a376">
      <style:paragraph-properties/>
    </style:style>
    <style:style style:family="table-cell" style:name="a378">
      <style:table-cell-properties style:vertical-align="top" fo:border-top="0.01389in solid #000000" fo:padding-top="0.05in" fo:padding-bottom="0.05in" fo:padding-left="0.1in" fo:padding-right="0.1in"/>
      <style:paragraph-properties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size="0.15278in" style:font-size-asian="0.15278in" style:font-size-complex="0.15278in" fo:language="de" fo:country="D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400"/>
    <text:list-style style:name="a413"/>
    <text:list-style style:name="a365"/>
    <text:list-style style:name="a394"/>
    <text:list-style style:name="a389"/>
    <text:list-style style:name="a382"/>
    <text:list-style style:name="a377"/>
    <text:list-style style:name="a370"/>
    <text:list-style style:name="a405"/>
  </office:automatic-styles>
  <office:body>
    <office:presentation>
      <draw:page draw:name="Slide1" draw:style-name="a345" draw:master-page-name="Master1-Layout7-blank-Leer" presentation:presentation-page-layout-name="Master1-PPL7" draw:id="Slide-256">
        <draw:frame draw:id="id63" draw:style-name="a346" draw:name="Grafik 3" svg:x="3.80661in" svg:y="0.40171in" svg:width="5.72246in" svg:height="3.43056in" style:rel-width="scale" style:rel-height="scale">
          <draw:image xlink:href="media/image1.tiff" xlink:type="simple" xlink:show="embed" xlink:actuate="onLoad"/>
          <svg:title/>
          <svg:desc/>
        </draw:frame>
        <draw:frame draw:id="id64" draw:style-name="a347" draw:name="Grafik 4" svg:x="3.84021in" svg:y="5.08248in" svg:width="3.01755in" svg:height="1.82128in" style:rel-width="scale" style:rel-height="scale">
          <draw:image xlink:href="media/image2.jpeg" xlink:type="simple" xlink:show="embed" xlink:actuate="onLoad"/>
          <svg:title/>
          <svg:desc/>
        </draw:frame>
        <draw:g draw:name="Gruppieren 57" draw:id="id65">
          <svg:title/>
          <svg:desc/>
          <draw:custom-shape svg:x="7.61962in" svg:y="4.14038in" svg:width="0.15748in" svg:height="0.15748in" draw:id="id80" draw:style-name="a433" draw:name="Rechteck 3">
            <svg:title/>
            <svg:desc/>
            <text:p text:style-name="a432" text:class-names="" text:cond-style-name=""><text:span text:style-name="a4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08in" svg:y="4.14576in" svg:width="0.15748in" svg:height="0.15748in" draw:id="id81" draw:style-name="a436" draw:name="Rechteck 4">
            <svg:title/>
            <svg:desc/>
            <text:p text:style-name="a435" text:class-names="" text:cond-style-name=""><text:span text:style-name="a4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08198in" svg:y="4.135in" svg:width="0.15748in" svg:height="0.15748in" draw:id="id82" draw:style-name="a439" draw:name="Rechteck 5">
            <svg:title/>
            <svg:desc/>
            <text:p text:style-name="a438" text:class-names="" text:cond-style-name=""><text:span text:style-name="a4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1316in" svg:y="4.14038in" svg:width="0.15748in" svg:height="0.15748in" draw:id="id83" draw:style-name="a442" draw:name="Rechteck 6">
            <svg:title/>
            <svg:desc/>
            <text:p text:style-name="a441" text:class-names="" text:cond-style-name=""><text:span text:style-name="a4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54434in" svg:y="4.14038in" svg:width="0.15748in" svg:height="0.15748in" draw:id="id84" draw:style-name="a445" draw:name="Rechteck 7">
            <svg:title/>
            <svg:desc/>
            <text:p text:style-name="a444" text:class-names="" text:cond-style-name=""><text:span text:style-name="a4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7552in" svg:y="4.14576in" svg:width="0.15748in" svg:height="0.15748in" draw:id="id85" draw:style-name="a448" draw:name="Rechteck 8">
            <svg:title/>
            <svg:desc/>
            <text:p text:style-name="a447" text:class-names="" text:cond-style-name=""><text:span text:style-name="a4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0067in" svg:y="4.135in" svg:width="0.15748in" svg:height="0.15748in" draw:id="id86" draw:style-name="a451" draw:name="Rechteck 9">
            <svg:title/>
            <svg:desc/>
            <text:p text:style-name="a450" text:class-names="" text:cond-style-name=""><text:span text:style-name="a4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23789in" svg:y="4.14038in" svg:width="0.15748in" svg:height="0.15748in" draw:id="id87" draw:style-name="a454" draw:name="Rechteck 10">
            <svg:title/>
            <svg:desc/>
            <text:p text:style-name="a453" text:class-names="" text:cond-style-name=""><text:span text:style-name="a45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77375in" svg:y="4.14859in" svg:width="0.15748in" svg:height="0.15748in" draw:id="id88" draw:style-name="a457" draw:name="Rechteck 11">
            <svg:title/>
            <svg:desc/>
            <text:p text:style-name="a456" text:class-names="" text:cond-style-name=""><text:span text:style-name="a4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0493in" svg:y="4.15397in" svg:width="0.15748in" svg:height="0.15748in" draw:id="id89" draw:style-name="a460" draw:name="Rechteck 12">
            <svg:title/>
            <svg:desc/>
            <text:p text:style-name="a459" text:class-names="" text:cond-style-name=""><text:span text:style-name="a4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23611in" svg:y="4.14321in" svg:width="0.15748in" svg:height="0.15748in" draw:id="id90" draw:style-name="a463" draw:name="Rechteck 13">
            <svg:title/>
            <svg:desc/>
            <text:p text:style-name="a462" text:class-names="" text:cond-style-name=""><text:span text:style-name="a4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673in" svg:y="4.14859in" svg:width="0.15748in" svg:height="0.15748in" draw:id="id91" draw:style-name="a466" draw:name="Rechteck 14">
            <svg:title/>
            <svg:desc/>
            <text:p text:style-name="a465" text:class-names="" text:cond-style-name=""><text:span text:style-name="a4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69848in" svg:y="4.14859in" svg:width="0.15748in" svg:height="0.15748in" draw:id="id92" draw:style-name="a469" draw:name="Rechteck 15">
            <svg:title/>
            <svg:desc/>
            <text:p text:style-name="a468" text:class-names="" text:cond-style-name=""><text:span text:style-name="a4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2966in" svg:y="4.15397in" svg:width="0.15748in" svg:height="0.15748in" draw:id="id93" draw:style-name="a472" draw:name="Rechteck 16">
            <svg:title/>
            <svg:desc/>
            <text:p text:style-name="a471" text:class-names="" text:cond-style-name=""><text:span text:style-name="a4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6084in" svg:y="4.14321in" svg:width="0.15748in" svg:height="0.15748in" draw:id="id94" draw:style-name="a475" draw:name="Rechteck 17">
            <svg:title/>
            <svg:desc/>
            <text:p text:style-name="a474" text:class-names="" text:cond-style-name=""><text:span text:style-name="a47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9202in" svg:y="4.14859in" svg:width="0.15748in" svg:height="0.15748in" draw:id="id95" draw:style-name="a478" draw:name="Rechteck 18">
            <svg:title/>
            <svg:desc/>
            <text:p text:style-name="a477" text:class-names="" text:cond-style-name=""><text:span text:style-name="a4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89356in" svg:y="4.14155in" svg:width="0.15748in" svg:height="0.15748in" draw:id="id96" draw:style-name="a481" draw:name="Rechteck 19">
            <svg:title/>
            <svg:desc/>
            <text:p text:style-name="a480" text:class-names="" text:cond-style-name=""><text:span text:style-name="a4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12474in" svg:y="4.14693in" svg:width="0.15748in" svg:height="0.15748in" draw:id="id97" draw:style-name="a484" draw:name="Rechteck 20">
            <svg:title/>
            <svg:desc/>
            <text:p text:style-name="a483" text:class-names="" text:cond-style-name=""><text:span text:style-name="a48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35592in" svg:y="4.13617in" svg:width="0.15748in" svg:height="0.15748in" draw:id="id98" draw:style-name="a487" draw:name="Rechteck 21">
            <svg:title/>
            <svg:desc/>
            <text:p text:style-name="a486" text:class-names="" text:cond-style-name=""><text:span text:style-name="a4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5871in" svg:y="4.14155in" svg:width="0.15748in" svg:height="0.15748in" draw:id="id99" draw:style-name="a490" draw:name="Rechteck 22">
            <svg:title/>
            <svg:desc/>
            <text:p text:style-name="a489" text:class-names="" text:cond-style-name=""><text:span text:style-name="a4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1828in" svg:y="4.14155in" svg:width="0.15748in" svg:height="0.15748in" draw:id="id100" draw:style-name="a493" draw:name="Rechteck 23">
            <svg:title/>
            <svg:desc/>
            <text:p text:style-name="a492" text:class-names="" text:cond-style-name=""><text:span text:style-name="a4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4946in" svg:y="4.14693in" svg:width="0.15748in" svg:height="0.15748in" draw:id="id101" draw:style-name="a496" draw:name="Rechteck 24">
            <svg:title/>
            <svg:desc/>
            <text:p text:style-name="a495" text:class-names="" text:cond-style-name=""><text:span text:style-name="a4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8064in" svg:y="4.13617in" svg:width="0.15748in" svg:height="0.15748in" draw:id="id102" draw:style-name="a499" draw:name="Rechteck 25">
            <svg:title/>
            <svg:desc/>
            <text:p text:style-name="a498" text:class-names="" text:cond-style-name=""><text:span text:style-name="a4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51182in" svg:y="4.14155in" svg:width="0.15748in" svg:height="0.15748in" draw:id="id103" draw:style-name="a502" draw:name="Rechteck 26">
            <svg:title/>
            <svg:desc/>
            <text:p text:style-name="a501" text:class-names="" text:cond-style-name=""><text:span text:style-name="a5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61962in" svg:y="4.47371in" svg:width="0.15748in" svg:height="0.15748in" draw:id="id104" draw:style-name="a505" draw:name="Rechteck 27">
            <svg:title/>
            <svg:desc/>
            <text:p text:style-name="a504" text:class-names="" text:cond-style-name=""><text:span text:style-name="a5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08in" svg:y="4.47909in" svg:width="0.15748in" svg:height="0.15748in" draw:id="id105" draw:style-name="a508" draw:name="Rechteck 28">
            <svg:title/>
            <svg:desc/>
            <text:p text:style-name="a507" text:class-names="" text:cond-style-name=""><text:span text:style-name="a5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08198in" svg:y="4.46834in" svg:width="0.15748in" svg:height="0.15748in" draw:id="id106" draw:style-name="a511" draw:name="Rechteck 29">
            <svg:title/>
            <svg:desc/>
            <text:p text:style-name="a510" text:class-names="" text:cond-style-name=""><text:span text:style-name="a5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31316in" svg:y="4.47371in" svg:width="0.15748in" svg:height="0.15748in" draw:id="id107" draw:style-name="a514" draw:name="Rechteck 30">
            <svg:title/>
            <svg:desc/>
            <text:p text:style-name="a513" text:class-names="" text:cond-style-name=""><text:span text:style-name="a5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54434in" svg:y="4.47371in" svg:width="0.15748in" svg:height="0.15748in" draw:id="id108" draw:style-name="a517" draw:name="Rechteck 31">
            <svg:title/>
            <svg:desc/>
            <text:p text:style-name="a516" text:class-names="" text:cond-style-name=""><text:span text:style-name="a5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7552in" svg:y="4.47909in" svg:width="0.15748in" svg:height="0.15748in" draw:id="id109" draw:style-name="a520" draw:name="Rechteck 32">
            <svg:title/>
            <svg:desc/>
            <text:p text:style-name="a519" text:class-names="" text:cond-style-name=""><text:span text:style-name="a5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0067in" svg:y="4.46834in" svg:width="0.15748in" svg:height="0.15748in" draw:id="id110" draw:style-name="a523" draw:name="Rechteck 33">
            <svg:title/>
            <svg:desc/>
            <text:p text:style-name="a522" text:class-names="" text:cond-style-name=""><text:span text:style-name="a5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23789in" svg:y="4.47371in" svg:width="0.15748in" svg:height="0.15748in" draw:id="id111" draw:style-name="a526" draw:name="Rechteck 34">
            <svg:title/>
            <svg:desc/>
            <text:p text:style-name="a525" text:class-names="" text:cond-style-name=""><text:span text:style-name="a5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77375in" svg:y="4.48193in" svg:width="0.15748in" svg:height="0.15748in" draw:id="id112" draw:style-name="a529" draw:name="Rechteck 35">
            <svg:title/>
            <svg:desc/>
            <text:p text:style-name="a528" text:class-names="" text:cond-style-name=""><text:span text:style-name="a5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0493in" svg:y="4.48731in" svg:width="0.15748in" svg:height="0.15748in" draw:id="id113" draw:style-name="a532" draw:name="Rechteck 36">
            <svg:title/>
            <svg:desc/>
            <text:p text:style-name="a531" text:class-names="" text:cond-style-name=""><text:span text:style-name="a5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23611in" svg:y="4.47655in" svg:width="0.15748in" svg:height="0.15748in" draw:id="id114" draw:style-name="a535" draw:name="Rechteck 37">
            <svg:title/>
            <svg:desc/>
            <text:p text:style-name="a534" text:class-names="" text:cond-style-name=""><text:span text:style-name="a5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4673in" svg:y="4.48193in" svg:width="0.15748in" svg:height="0.15748in" draw:id="id115" draw:style-name="a538" draw:name="Rechteck 38">
            <svg:title/>
            <svg:desc/>
            <text:p text:style-name="a537" text:class-names="" text:cond-style-name=""><text:span text:style-name="a5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69848in" svg:y="4.48193in" svg:width="0.15748in" svg:height="0.15748in" draw:id="id116" draw:style-name="a541" draw:name="Rechteck 39">
            <svg:title/>
            <svg:desc/>
            <text:p text:style-name="a540" text:class-names="" text:cond-style-name=""><text:span text:style-name="a5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2966in" svg:y="4.48731in" svg:width="0.15748in" svg:height="0.15748in" draw:id="id117" draw:style-name="a544" draw:name="Rechteck 40">
            <svg:title/>
            <svg:desc/>
            <text:p text:style-name="a543" text:class-names="" text:cond-style-name=""><text:span text:style-name="a5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16084in" svg:y="4.47655in" svg:width="0.15748in" svg:height="0.15748in" draw:id="id118" draw:style-name="a547" draw:name="Rechteck 41">
            <svg:title/>
            <svg:desc/>
            <text:p text:style-name="a546" text:class-names="" text:cond-style-name=""><text:span text:style-name="a5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9202in" svg:y="4.48193in" svg:width="0.15748in" svg:height="0.15748in" draw:id="id119" draw:style-name="a550" draw:name="Rechteck 42">
            <svg:title/>
            <svg:desc/>
            <text:p text:style-name="a549" text:class-names="" text:cond-style-name=""><text:span text:style-name="a5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89356in" svg:y="4.47488in" svg:width="0.15748in" svg:height="0.15748in" draw:id="id120" draw:style-name="a553" draw:name="Rechteck 43">
            <svg:title/>
            <svg:desc/>
            <text:p text:style-name="a552" text:class-names="" text:cond-style-name=""><text:span text:style-name="a5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12474in" svg:y="4.48026in" svg:width="0.15748in" svg:height="0.15748in" draw:id="id121" draw:style-name="a556" draw:name="Rechteck 44">
            <svg:title/>
            <svg:desc/>
            <text:p text:style-name="a555" text:class-names="" text:cond-style-name=""><text:span text:style-name="a5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35592in" svg:y="4.4695in" svg:width="0.15748in" svg:height="0.15748in" draw:id="id122" draw:style-name="a559" draw:name="Rechteck 45">
            <svg:title/>
            <svg:desc/>
            <text:p text:style-name="a558" text:class-names="" text:cond-style-name=""><text:span text:style-name="a5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5871in" svg:y="4.47488in" svg:width="0.15748in" svg:height="0.15748in" draw:id="id123" draw:style-name="a562" draw:name="Rechteck 46">
            <svg:title/>
            <svg:desc/>
            <text:p text:style-name="a561" text:class-names="" text:cond-style-name=""><text:span text:style-name="a5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1828in" svg:y="4.47488in" svg:width="0.15748in" svg:height="0.15748in" draw:id="id124" draw:style-name="a565" draw:name="Rechteck 47">
            <svg:title/>
            <svg:desc/>
            <text:p text:style-name="a564" text:class-names="" text:cond-style-name=""><text:span text:style-name="a5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4946in" svg:y="4.48026in" svg:width="0.15748in" svg:height="0.15748in" draw:id="id125" draw:style-name="a568" draw:name="Rechteck 48">
            <svg:title/>
            <svg:desc/>
            <text:p text:style-name="a567" text:class-names="" text:cond-style-name=""><text:span text:style-name="a5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8064in" svg:y="4.4695in" svg:width="0.15748in" svg:height="0.15748in" draw:id="id126" draw:style-name="a571" draw:name="Rechteck 49">
            <svg:title/>
            <svg:desc/>
            <text:p text:style-name="a570" text:class-names="" text:cond-style-name=""><text:span text:style-name="a5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51182in" svg:y="4.47488in" svg:width="0.15748in" svg:height="0.15748in" draw:id="id127" draw:style-name="a574" draw:name="Rechteck 50">
            <svg:title/>
            <svg:desc/>
            <text:p text:style-name="a573" text:class-names="" text:cond-style-name=""><text:span text:style-name="a5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83915in" svg:y1="4.37393in" svg:x2="9.49999in" svg:y2="4.38088in" draw:id="id128" draw:style-name="a575" draw:name="Gerader Verbinder 52">
            <svg:title/>
            <svg:desc/>
          </draw:connector>
        </draw:g>
        <draw:g draw:name="Gruppieren 83" draw:id="id66">
          <svg:title/>
          <svg:desc/>
          <draw:connector draw:type="line" svg:x1="4.68376in" svg:y1="3.33333in" svg:x2="5.36975in" svg:y2="2.63782in" draw:id="id76" draw:style-name="a427" draw:name="Gerader Verbinder 60">
            <svg:title/>
            <svg:desc/>
          </draw:connector>
          <draw:connector draw:type="line" svg:x1="9.3504in" svg:y1="4.09226in" svg:x2="8.57453in" svg:y2="3.78953in" draw:id="id77" draw:style-name="a428" draw:name="Gerader Verbinder 62">
            <svg:title/>
            <svg:desc/>
          </draw:connector>
          <draw:connector draw:type="line" svg:x1="8.23946in" svg:y1="3.62211in" svg:x2="5.6693in" svg:y2="2.63782in" draw:id="id78" draw:style-name="a429" draw:name="Gerader Verbinder 68">
            <svg:title/>
            <svg:desc/>
          </draw:connector>
          <draw:connector draw:type="line" svg:x1="3.91429in" svg:y1="4.1031in" svg:x2="4.38221in" svg:y2="3.62211in" draw:id="id79" draw:style-name="a430" draw:name="Gerader Verbinder 75">
            <svg:title/>
            <svg:desc/>
          </draw:connector>
        </draw:g>
        <draw:g draw:name="Gruppieren 70" draw:id="id67">
          <svg:title/>
          <svg:desc/>
          <draw:connector draw:type="line" svg:x1="6.45765in" svg:y1="4.68911in" svg:x2="6.61513in" svg:y2="4.68911in" draw:id="id74" draw:style-name="a423" draw:name="Gerader Verbinder 62">
            <svg:title/>
            <svg:desc/>
          </draw:connector>
          <draw:frame draw:id="id75" draw:style-name="a426" draw:name="Textfeld 64" svg:x="6.37012in" svg:y="4.66451in" svg:width="0.37612in" svg:height="0.23561in">
            <draw:text-box>
              <text:p text:style-name="a425" text:class-names="" text:cond-style-name=""><text:span text:style-name="a424" text:class-names="">2m</text:span></text:p>
            </draw:text-box>
            <svg:title/>
            <svg:desc/>
          </draw:frame>
        </draw:g>
        <draw:connector draw:type="line" svg:x1="3.90915in" svg:y1="4.90012in" svg:x2="9.42097in" svg:y2="4.90012in" draw:id="id68" draw:style-name="a348" draw:name="Gerader Verbinder 66">
          <svg:title/>
          <svg:desc/>
        </draw:connector>
        <draw:frame draw:id="id69" draw:style-name="a352" draw:name="Textfeld 69" svg:x="6.3947in" svg:y="4.85201in" svg:width="0.54925in" svg:height="0.23561in">
          <draw:text-box>
            <text:p text:style-name="a351" text:class-names="" text:cond-style-name=""><text:span text:style-name="a349" text:class-names="">71<text:s text:c="1"/></text:span><text:span text:style-name="a350" text:class-names="">m</text:span></text:p>
          </draw:text-box>
          <svg:title/>
          <svg:desc/>
        </draw:frame>
        <draw:frame draw:id="id70" draw:style-name="a357" draw:name="Textfeld 70" svg:x="7.13255in" svg:y="2.56484in" svg:width="1.49658in" svg:height="0.47122in">
          <draw:text-box>
            <text:p text:style-name="a354" text:class-names="" text:cond-style-name=""><text:span text:style-name="a353" text:class-names="">6 blocks</text:span></text:p>
            <text:p text:style-name="a356" text:class-names="" text:cond-style-name=""><text:span text:style-name="a355" text:class-names="">48 plots per block</text:span></text:p>
          </draw:text-box>
          <svg:title/>
          <svg:desc/>
        </draw:frame>
        <draw:frame draw:id="id71" draw:name="Tabelle 54" svg:x="7.01876in" svg:y="5.09118in" svg:width="2.356in" svg:height="1.41667in">
          <table:table table:style-name="a358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359" table:default-cell-style-name=""/>
            <table:table-column table:style-name="a360" table:default-cell-style-name=""/>
            <table:table-row table:style-name="a361" table:default-cell-style-name="">
              <table:table-cell table:style-name="a366">
                <text:list text:style-name="a365">
                  <text:list-item>
                    <text:p text:style-name="a364" text:class-names="" text:cond-style-name=""><text:span text:style-name="a362" text:class-names="">Treatments</text:span><text:span text:style-name="a363" text:class-names=""/></text:p>
                  </text:list-item>
                </text:list>
              </table:table-cell>
              <table:table-cell table:style-name="a371">
                <text:list text:style-name="a370">
                  <text:list-item>
                    <text:p text:style-name="a369" text:class-names="" text:cond-style-name=""><text:span text:style-name="a367" text:class-names="">Levels</text:span><text:span text:style-name="a368" text:class-names=""/></text:p>
                  </text:list-item>
                </text:list>
              </table:table-cell>
            </table:table-row>
            <table:table-row table:style-name="a372" table:default-cell-style-name="">
              <table:table-cell table:style-name="a378">
                <text:list text:style-name="a377">
                  <text:list-item>
                    <text:p text:style-name="a376" text:class-names="" text:cond-style-name=""><text:span text:style-name="a373" text:class-names="">Soil</text:span><text:span text:style-name="a374" text:class-names=""><text:s text:c="1"/>type</text:span><text:span text:style-name="a375" text:class-names=""/></text:p>
                  </text:list-item>
                </text:list>
              </table:table-cell>
              <table:table-cell table:style-name="a383">
                <text:list text:style-name="a382">
                  <text:list-item>
                    <text:p text:style-name="a381" text:class-names="" text:cond-style-name=""><text:span text:style-name="a379" text:class-names="">6<text:s text:c="1"/></text:span><text:span text:style-name="a380" text:class-names=""/></text:p>
                  </text:list-item>
                </text:list>
              </table:table-cell>
            </table:table-row>
            <table:table-row table:style-name="a384" table:default-cell-style-name="">
              <table:table-cell table:style-name="a390">
                <text:list text:style-name="a389">
                  <text:list-item>
                    <text:p text:style-name="a388" text:class-names="" text:cond-style-name=""><text:span text:style-name="a385" text:class-names="">Seed</text:span><text:span text:style-name="a386" text:class-names=""><text:s text:c="1"/>mix</text:span><text:span text:style-name="a387" text:class-names=""/></text:p>
                  </text:list-item>
                </text:list>
              </table:table-cell>
              <table:table-cell table:style-name="a395">
                <text:list text:style-name="a394">
                  <text:list-item>
                    <text:p text:style-name="a393" text:class-names="" text:cond-style-name=""><text:span text:style-name="a391" text:class-names="">4</text:span><text:span text:style-name="a392" text:class-names=""/></text:p>
                  </text:list-item>
                </text:list>
              </table:table-cell>
            </table:table-row>
            <table:table-row table:style-name="a396" table:default-cell-style-name="">
              <table:table-cell table:style-name="a401">
                <text:list text:style-name="a400">
                  <text:list-item>
                    <text:p text:style-name="a399" text:class-names="" text:cond-style-name=""><text:span text:style-name="a397" text:class-names="">Exposition</text:span><text:span text:style-name="a398" text:class-names=""/></text:p>
                  </text:list-item>
                </text:list>
              </table:table-cell>
              <table:table-cell table:style-name="a406">
                <text:list text:style-name="a405">
                  <text:list-item>
                    <text:p text:style-name="a404" text:class-names="" text:cond-style-name=""><text:span text:style-name="a402" text:class-names="">2</text:span><text:span text:style-name="a403" text:class-names=""/></text:p>
                  </text:list-item>
                </text:list>
              </table:table-cell>
            </table:table-row>
            <table:table-row table:style-name="a407" table:default-cell-style-name="">
              <table:table-cell table:style-name="a414" table:number-columns-spanned="2">
                <text:list text:style-name="a413">
                  <text:list-item>
                    <text:p text:style-name="a412" text:class-names="" text:cond-style-name=""><text:span text:style-name="a408" text:class-names="">48<text:s text:c="1"/></text:span><text:span text:style-name="a409" text:class-names="">plots</text:span><text:span text:style-name="a410" text:class-names=""><text:s text:c="1"/>per block</text:span><text:span text:style-name="a411" text:class-names=""/></text:p>
                  </text:list-item>
                </text:list>
              </table:table-cell>
              <table:covered-table-cell table:style-name=""/>
            </table:table-row>
          </table:table>
          <draw:image xlink:href="media/image3.png" xlink:type="simple" xlink:show="embed" xlink:actuate="onLoad"/>
          <svg:title/>
          <svg:desc/>
        </draw:frame>
        <draw:frame draw:id="id72" draw:style-name="a418" draw:name="Textfeld 64" svg:x="4.07069in" svg:y="4.6357in" svg:width="0.50313in" svg:height="0.23561in">
          <draw:text-box>
            <text:p text:style-name="a417" text:class-names="" text:cond-style-name=""><text:span text:style-name="a415" text:class-names="">South<text:s text:c="1"/></text:span><text:span text:style-name="a416" text:class-names=""/></text:p>
          </draw:text-box>
          <svg:title/>
          <svg:desc/>
        </draw:frame>
        <draw:frame draw:id="id73" draw:style-name="a422" draw:name="Textfeld 64" svg:x="4.06573in" svg:y="3.92137in" svg:width="0.50313in" svg:height="0.23561in">
          <draw:text-box>
            <text:p text:style-name="a421" text:class-names="" text:cond-style-name=""><text:span text:style-name="a419" text:class-names="">North</text:span><text:span text:style-name="a42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4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6">
      <style:table-cell-properties/>
    </style:style>
    <style:style style:family="table-cell" style:name="a34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7">
      <style:table-cell-properties fo:background-color="#d2deef"/>
    </style:style>
    <style:style style:family="table-cell" style:name="a34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8">
      <style:table-cell-properties/>
    </style:style>
    <style:style style:family="table-cell" style:name="a344">
      <style:table-cell-properties/>
      <style:text-properties fo:color="#000000" fo:font-family="+mn-lt" style:font-family-asian="+mn-ea" style:font-family-complex="+mn-cs"/>
    </style:style>
    <style:style style:family="table-cell" style:name="a339">
      <style:table-cell-properties fo:background-color="#d2deef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2D5ABB26-0587-4C30-8999-92F81FD0307C}">
      <table:body table:style-name="a34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1-10-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Titelmasterformat durch Klicken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ormatvorlage des Untertitelmasters durch Klicken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1-10-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ormatvorlagen des Textmasters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1-10-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Titelmasterformat durch Klicken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ormatvorlagen des Textmasters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1-10-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Titelmasterformat durch Klicken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ormatvorlagen des Textmasters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ormatvorlagen des Textmasters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1-10-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Titelmasterformat durch Klicken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ormatvorlagen des Textmasters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ormatvorlagen des Textmasters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ormatvorlagen des Textmasters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ormatvorlagen des Textmasters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1-10-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Titelmasterformat durch Klicken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1-10-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1-10-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ormatvorlagen des Textmasters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ormatvorlagen des Textmasters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1-10-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Titelmasterformat durch Klicken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1-10-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Titelmasterformat durch Klicken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ormatvorlagen des Textmasters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1-10-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Titelmasterformat durch Klicken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ormatvorlagen des Textmasters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1-10-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10-14T16:36:16Z</meta:creation-date>
    <dc:date>2021-10-21T14:09:47Z</dc:date>
    <meta:editing-cycles>3</meta:editing-cycles>
    <meta:editing-duration>PT0S</meta:editing-duration>
    <meta:document-statistic meta:paragraph-count="15" meta:word-count="25"/>
  </office:meta>
</office:document-meta>
</file>